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Name (datei+Messung)</text:p>
          </table:table-cell>
          <table:table-cell office:value-type="string">
            <text:p>K_energy</text:p>
          </table:table-cell>
          <table:table-cell office:value-type="string">
            <text:p>Ort</text:p>
          </table:table-cell>
          <table:table-cell office:value-type="string">
            <text:p>Breite</text:p>
          </table:table-cell>
          <table:table-cell office:value-type="string">
            <text:p>Höhe</text:p>
          </table:table-cell>
        </table:table-row>
        <table:table-row table:style-name="ro1">
          <table:table-cell office:value-type="string">
            <text:p>Molibdän_960s</text:p>
          </table:table-cell>
          <table:table-cell table:number-columns-repeated="4"/>
        </table:table-row>
        <table:table-row table:style-name="ro1">
          <table:table-cell office:value-type="string">
            <text:p>Rubidium_960s</text:p>
          </table:table-cell>
          <table:table-cell table:number-columns-repeated="4"/>
        </table:table-row>
        <table:table-row table:style-name="ro1">
          <table:table-cell office:value-type="string">
            <text:p>Silber_960s</text:p>
          </table:table-cell>
          <table:table-cell table:number-columns-repeated="4"/>
        </table:table-row>
        <table:table-row table:style-name="ro1">
          <table:table-cell office:value-type="string">
            <text:p>Terbium_960s</text:p>
          </table:table-cell>
          <table:table-cell table:number-columns-repeated="4"/>
        </table:table-row>
        <table:table-row table:style-name="ro1">
          <table:table-cell office:value-type="string">
            <text:p>Ba_960s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2">02.03.2010</text:date>, <text:time>10:49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russy </meta:initial-creator>
    <meta:creation-date>2010-03-02T10:44:01</meta:creation-date>
    <dc:date>2010-03-02T10:49:46</dc:date>
    <dc:creator>grussy </dc:creator>
    <meta:editing-duration>PT00H05M48S</meta:editing-duration>
    <meta:editing-cycles>1</meta:editing-cycles>
    <meta:document-statistic meta:table-count="3" meta:cell-count="10" meta:object-count="0"/>
    <meta:generator>OpenOffice.org/3.1$Linux OpenOffice.org_project/310m19$Build-9420</meta:generator>
  </office:meta>
</office:document-meta>
</file>